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criptServlet.HttpScript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criptServlet.getEngine( HttpServletRequest 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riptServlet.getContext( HttpServletRequest req , HttpServletRespons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riptServlet.releaseEngine( ScriptEngine e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criptServlet.service( ServletRequest req , ServletResponse re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3">
            <text:p text:style-name="Table_20_Contents">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